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T1" style:family="text">
      <style:text-properties fo:font-weight="bold"/>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GoR Bańdura adept sztuki Frontend</text:p>
      <text:p text:style-name="Standard"/>
      <text:p text:style-name="Standard">Kim jestem</text:p>
      <text:p text:style-name="Standard"/>
      <text:p text:style-name="Standard">Lorem ipsum dolor sit amet, consectetur adipiscing elit. Fusce non justo ex. Phasellus tristique sem a malesuada scelerisque. Proin ornare imperdiet eros sed lacinia. Duis vel tortor ac lorem imperdiet eleifend id id felis. Nam lacus diam, cursus quis dui ut, iaculis condimentum ligula. Curabitur tincidunt et eros ut lobortis. Morbi neque orci, maximus at tincidunt nec, tempor vel ex. Sed quis libero justo. Sed sed egestas lacus. </text:p>
      <text:p text:style-name="Standard"/>
      <text:p text:style-name="Standard">Notatki ze szkolenia WTF co ten frontend?!</text:p>
      <text:p text:style-name="Standard"/>
      <text:p text:style-name="Standard">Tworzę swoją pierwszą strone w html</text:p>
      <text:p text:style-name="Standard"/>
      <text:p text:style-name="Standard">Lorem ipsum dolor sit amet, consectetur adipiscing elit. Fusce non justo ex. Phasellus tristique sem a malesuada scelerisque. Proin ornare imperdiet eros sed lacinia. Duis vel tortor ac lorem imperdiet eleifend id id felis. Nam lacus diam, cursus quis dui ut, iaculis condimentum ligula. Curabitur tincidunt et eros ut lobortis. Morbi neque orci, maximus at tincidunt nec, tempor vel ex. Sed quis libero justo. Sed sed egestas lacus. </text:p>
      <text:p text:style-name="Standard"/>
      <text:p text:style-name="Standard">Czy to proste?</text:p>
      <text:p text:style-name="Standard"/>
      <text:p text:style-name="Standard">Lorem ipsum dolor sit amet, consectetur adipiscing elit. Fusce non justo ex. Phasellus tristique sem a malesuada scelerisque. Proin ornare imperdiet eros sed lacinia. Duis vel tortor ac lorem imperdiet eleifend id id felis. Nam lacus diam, cursus quis dui ut, iaculis condimentum ligula. Curabitur tincidunt et eros ut lobortis. Morbi neque orci, maximus at tincidunt nec, tempor vel ex. Sed quis libero justo. Sed sed egestas lacus. </text:p>
      <text:p text:style-name="Standard"/>
      <text:h text:style-name="Heading_20_3" text:outline-level="3"><text:span text:style-name="T2"><text:s/>Created by </text:span><text:a xlink:type="simple" xlink:href="http://tworzenienazw.pl/sybmole-ochronne-znakow-towarowych/">®</text:a> IGoR Bańdur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5:54:41.24</meta:creation-date>
    <meta:document-statistic meta:table-count="0" meta:image-count="0" meta:object-count="0" meta:page-count="1" meta:paragraph-count="9" meta:word-count="232" meta:character-count="1463"/>
    <dc:date>2020-04-25T16:32:40.17</dc:date>
    <meta:editing-duration>PT22M48S</meta:editing-duration>
    <meta:editing-cycles>1</meta:editing-cycles>
    <meta:generator>OpenOffice.org/3.4.1$Win32 OpenOffice.org_project/341m1$Build-9593</meta:generator>
  </office:meta>
</office:document-meta>
</file>